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4.8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</text:p>
          </table:table-cell>
          <table:table-cell table:style-name="ce4" table:number-columns-repeated="2"/>
          <table:table-cell table:style-name="ce5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4]*[.E4]"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3x25mm Hex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3-2-3x25_1</text:p>
          </table:table-cell>
          <table:table-cell table:style-name="ce5" office:value-type="float" office:value="0.16" calcext:value-type="float">
            <text:p>0.16</text:p>
          </table:table-cell>
          <table:table-cell table:style-name="ce4"/>
          <table:table-cell table:style-name="ce6" table:formula="of:=[.D5]*[.E5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3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3_1</text:p>
          </table:table-cell>
          <table:table-cell table:style-name="ce5" office:value-type="float" office:value="0.16" calcext:value-type="float">
            <text:p>0.16</text:p>
          </table:table-cell>
          <table:table-cell table:style-name="ce4"/>
          <table:table-cell table:style-name="ce6" table:formula="of:=[.D6]*[.E6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3x8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12-2-3x8_1</text:p>
          </table:table-cell>
          <table:table-cell table:style-name="ce5" office:value-type="float" office:value="0.16" calcext:value-type="float">
            <text:p>0.16</text:p>
          </table:table-cell>
          <table:table-cell table:style-name="ce4"/>
          <table:table-cell table:style-name="ce6" table:formula="of:=[.D7]*[.E7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3 Washer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125-2-3_250</text:p>
          </table:table-cell>
          <table:table-cell table:style-name="ce5" office:value-type="float" office:value="0.01" calcext:value-type="float">
            <text:p>0.01</text:p>
          </table:table-cell>
          <table:table-cell table:style-name="ce4"/>
          <table:table-cell table:style-name="ce6" table:formula="of:=[.D8]*[.E8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4x6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4x6_1</text:p>
          </table:table-cell>
          <table:table-cell table:style-name="ce5" office:value-type="float" office:value="0.16" calcext:value-type="float">
            <text:p>0.16</text:p>
          </table:table-cell>
          <table:table-cell table:style-name="ce4"/>
          <table:table-cell table:style-name="ce6" table:formula="of:=[.D9]*[.E9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4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4_1</text:p>
          </table:table-cell>
          <table:table-cell table:style-name="ce5" office:value-type="float" office:value="0.16" calcext:value-type="float">
            <text:p>0.16</text:p>
          </table:table-cell>
          <table:table-cell table:style-name="ce4"/>
          <table:table-cell table:style-name="ce6" table:formula="of:=[.D10]*[.E10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2x6mm Button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2x6_1</text:p>
          </table:table-cell>
          <table:table-cell table:style-name="ce5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[.D11]*[.E11]" office:value-type="float" office:value="0.64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ton o-ring 30x2mm</text:p>
          </table:table-cell>
          <table:table-cell table:style-name="ce4" table:number-columns-repeated="2"/>
          <table:table-cell table:style-name="ce5" office:value-type="float" office:value="0.8" calcext:value-type="float">
            <text:p>0.8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12]*[.E12]" office:value-type="float" office:value="2.4" calcext:value-type="float">
            <text:p>2.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 5mm White</text:p>
          </table:table-cell>
          <table:table-cell table:style-name="ce4" table:number-columns-repeated="2"/>
          <table:table-cell table:style-name="ce5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3]*[.E13]"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stor 60 ohm</text:p>
          </table:table-cell>
          <table:table-cell table:style-name="ce4" table:number-columns-repeated="2"/>
          <table:table-cell table:style-name="ce5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4]*[.E14]"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anded wire</text:p>
          </table:table-cell>
          <table:table-cell table:style-name="ce4" table:number-columns-repeated="2"/>
          <table:table-cell table:style-name="ce5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5]*[.E15]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ST connector 2p</text:p>
          </table:table-cell>
          <table:table-cell table:style-name="ce4" table:number-columns-repeated="2"/>
          <table:table-cell table:style-name="ce5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6]*[.E16]" office:value-type="float" office:value="0.1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aspberry camera V2</text:p>
          </table:table-cell>
          <table:table-cell table:style-name="ce4" table:number-columns-repeated="2"/>
          <table:table-cell table:style-name="ce5" office:value-type="float" office:value="28.95" calcext:value-type="float">
            <text:p>28.9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7]*[.E17]" office:value-type="float" office:value="28.95" calcext:value-type="float">
            <text:p>28.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aspberry Pi4B 4GB</text:p>
          </table:table-cell>
          <table:table-cell table:style-name="ce4" table:number-columns-repeated="2"/>
          <table:table-cell table:style-name="ce5" office:value-type="float" office:value="62.95" calcext:value-type="float">
            <text:p>62.9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8]*[.E18]" office:value-type="float" office:value="62.95" calcext:value-type="float">
            <text:p>62.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aspberry touch display</text:p>
          </table:table-cell>
          <table:table-cell table:style-name="ce4" table:number-columns-repeated="2"/>
          <table:table-cell table:style-name="ce5" office:value-type="float" office:value="79.95" calcext:value-type="float">
            <text:p>79.9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9]*[.E19]" office:value-type="float" office:value="79.95" calcext:value-type="float">
            <text:p>79.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D card 16GB</text:p>
          </table:table-cell>
          <table:table-cell table:style-name="ce4" table:number-columns-repeated="2"/>
          <table:table-cell table:style-name="ce5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0]*[.E20]" office:value-type="float" office:value="9" calcext:value-type="float">
            <text:p>9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 stepper 28BYJ-48</text:p>
          </table:table-cell>
          <table:table-cell table:style-name="ce4" table:number-columns-repeated="2"/>
          <table:table-cell table:style-name="ce5" table:formula="of:=13/5" office:value-type="float" office:value="2.6" calcext:value-type="float">
            <text:p>2.6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21]*[.E21]" office:value-type="float" office:value="7.8" calcext:value-type="float">
            <text:p>7.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4" table:number-columns-repeated="2"/>
          <table:table-cell table:style-name="ce5" office:value-type="float" office:value="15" calcext:value-type="float">
            <text:p>15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2]*[.E22]" office:value-type="float" office:value="15" calcext:value-type="float">
            <text:p>15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 lens D13mm FL5mm</text:p>
          </table:table-cell>
          <table:table-cell table:style-name="ce4" table:number-columns-repeated="2"/>
          <table:table-cell table:style-name="ce5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3]*[.E23]" office:value-type="float" office:value="0.28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ouble cemented lens D12.7mm FL50mm</text:p>
          </table:table-cell>
          <table:table-cell table:style-name="ce4" table:number-columns-repeated="2"/>
          <table:table-cell table:style-name="ce5" office:value-type="float" office:value="21" calcext:value-type="float">
            <text:p>21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4]*[.E24]" office:value-type="float" office:value="21" calcext:value-type="float">
            <text:p>21.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scope objective (160/60x)</text:p>
          </table:table-cell>
          <table:table-cell table:style-name="ce4" table:number-columns-repeated="2"/>
          <table:table-cell table:style-name="ce5" office:value-type="float" office:value="29" calcext:value-type="float">
            <text:p>29.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5]*[.E25]" office:value-type="float" office:value="29" calcext:value-type="float">
            <text:p>29.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7" table:formula="of:=SUM([.F4:.F25])" office:value-type="float" office:value="269.09" calcext:value-type="float">
            <text:p>269.09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